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ans-serif" style:font-family-generic="swiss"/>
    <style:font-face style:name="verdans" svg:font-family="verd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2pt" fo:font-weight="bold" officeooo:rsid="00082f30" officeooo:paragraph-rsid="00082f30" style:font-size-asian="12pt" style:font-weight-asian="bold" style:font-size-complex="12pt" style:font-weight-complex="bold"/>
    </style:style>
    <style:style style:name="P2" style:family="paragraph" style:parent-style-name="Standard">
      <style:text-properties style:font-name="verdana" fo:font-size="12pt" fo:font-weight="bold" officeooo:rsid="000b1a3d" officeooo:paragraph-rsid="000b1a3d" style:font-size-asian="12pt" style:font-weight-asian="bold" style:font-size-complex="12pt" style:font-weight-complex="bold"/>
    </style:style>
    <style:style style:name="P3" style:family="paragraph" style:parent-style-name="Standard">
      <style:text-properties style:font-name="verdana" fo:font-size="12pt" fo:font-weight="bold" officeooo:rsid="000b1a3d" officeooo:paragraph-rsid="000b34b1" style:font-size-asian="12pt" style:font-weight-asian="bold" style:font-size-complex="12pt" style:font-weight-complex="bold"/>
    </style:style>
    <style:style style:name="P4" style:family="paragraph" style:parent-style-name="Standard">
      <style:text-properties style:font-name="verdana" fo:font-size="12pt" fo:font-weight="bold" officeooo:rsid="00130f61" officeooo:paragraph-rsid="00130f61" style:font-size-asian="12pt" style:font-weight-asian="bold" style:font-size-complex="12pt" style:font-weight-complex="bold"/>
    </style:style>
    <style:style style:name="P5" style:family="paragraph" style:parent-style-name="Standard">
      <style:text-properties style:font-name="verdana" fo:font-size="12pt" fo:font-weight="bold" officeooo:rsid="00143834" officeooo:paragraph-rsid="00143834" style:font-size-asian="12pt" style:font-weight-asian="bold" style:font-size-complex="12pt" style:font-weight-complex="bold"/>
    </style:style>
    <style:style style:name="P6" style:family="paragraph" style:parent-style-name="Standard">
      <style:text-properties style:font-name="verdana" fo:font-size="12pt" fo:font-weight="bold" officeooo:rsid="00143834" officeooo:paragraph-rsid="0015e3e8" style:font-size-asian="12pt" style:font-weight-asian="bold" style:font-size-complex="12pt" style:font-weight-complex="bold"/>
    </style:style>
    <style:style style:name="P7" style:family="paragraph" style:parent-style-name="Standard">
      <style:text-properties style:font-name="verdana" fo:font-size="12pt" fo:font-weight="bold" officeooo:rsid="0015e3e8" officeooo:paragraph-rsid="0015e3e8" style:font-size-asian="12pt" style:font-weight-asian="bold" style:font-size-complex="12pt" style:font-weight-complex="bold"/>
    </style:style>
    <style:style style:name="P8" style:family="paragraph" style:parent-style-name="Standard">
      <style:text-properties style:font-name="verdana" fo:font-size="12pt" fo:font-weight="bold" officeooo:rsid="00197bb0" officeooo:paragraph-rsid="00197bb0" style:font-size-asian="12pt" style:font-weight-asian="bold" style:font-size-complex="12pt" style:font-weight-complex="bold"/>
    </style:style>
    <style:style style:name="P9" style:family="paragraph" style:parent-style-name="Standard">
      <style:text-properties style:font-name="verdana" fo:font-size="12pt" officeooo:rsid="00082f30" officeooo:paragraph-rsid="00082f30" style:font-size-asian="12pt" style:font-size-complex="12pt"/>
    </style:style>
    <style:style style:name="P10" style:family="paragraph" style:parent-style-name="Standard">
      <style:text-properties style:font-name="verdana" fo:font-size="12pt" officeooo:rsid="00082f30" officeooo:paragraph-rsid="008a5790" style:font-size-asian="12pt" style:font-size-complex="12pt"/>
    </style:style>
    <style:style style:name="P11" style:family="paragraph" style:parent-style-name="Standard">
      <style:text-properties style:font-name="verdana" fo:font-size="12pt" fo:font-weight="normal" officeooo:rsid="00085346" officeooo:paragraph-rsid="00085346" style:font-size-asian="12pt" style:font-weight-asian="normal" style:font-size-complex="12pt" style:font-weight-complex="normal"/>
    </style:style>
    <style:style style:name="P12" style:family="paragraph" style:parent-style-name="Standard">
      <style:text-properties style:font-name="verdana" fo:font-size="12pt" fo:font-weight="normal" officeooo:rsid="000b1a3d" officeooo:paragraph-rsid="000b1a3d" style:font-size-asian="12pt" style:font-weight-asian="normal" style:font-size-complex="12pt" style:font-weight-complex="normal"/>
    </style:style>
    <style:style style:name="P13" style:family="paragraph" style:parent-style-name="Standard">
      <style:text-properties style:font-name="verdana" fo:font-size="12pt" fo:font-weight="normal" officeooo:rsid="005614d4" officeooo:paragraph-rsid="005614d4" style:font-size-asian="12pt" style:font-weight-asian="normal" style:font-size-complex="12pt" style:font-weight-complex="normal"/>
    </style:style>
    <style:style style:name="P14" style:family="paragraph" style:parent-style-name="Standard">
      <style:text-properties style:font-name="verdana" fo:font-size="12pt" fo:font-weight="normal" officeooo:rsid="00678dec" officeooo:paragraph-rsid="00678dec" style:font-size-asian="12pt" style:font-weight-asian="normal" style:font-size-complex="12pt" style:font-weight-complex="normal"/>
    </style:style>
    <style:style style:name="P15" style:family="paragraph" style:parent-style-name="Standard">
      <style:text-properties style:font-name="verdana" fo:font-size="12pt" fo:font-weight="normal" officeooo:rsid="004d09f9" officeooo:paragraph-rsid="004d09f9" style:font-size-asian="12pt" style:font-weight-asian="normal" style:font-size-complex="12pt" style:font-weight-complex="normal"/>
    </style:style>
    <style:style style:name="P16" style:family="paragraph" style:parent-style-name="Standard">
      <style:text-properties style:font-name="verdana" fo:font-size="12pt" fo:font-weight="normal" officeooo:rsid="00130f61" officeooo:paragraph-rsid="00130f61" style:font-size-asian="12pt" style:font-weight-asian="normal" style:font-size-complex="12pt" style:font-weight-complex="normal"/>
    </style:style>
    <style:style style:name="P17" style:family="paragraph" style:parent-style-name="Standard">
      <style:text-properties style:font-name="verdana" fo:font-size="12pt" fo:font-weight="normal" officeooo:rsid="00143834" officeooo:paragraph-rsid="00143834" style:font-size-asian="12pt" style:font-weight-asian="normal" style:font-size-complex="12pt" style:font-weight-complex="normal"/>
    </style:style>
    <style:style style:name="P18" style:family="paragraph" style:parent-style-name="Standard">
      <style:text-properties style:font-name="verdana" fo:font-size="12pt" fo:font-weight="normal" officeooo:rsid="00143834" officeooo:paragraph-rsid="0015e3e8" style:font-size-asian="12pt" style:font-weight-asian="normal" style:font-size-complex="12pt" style:font-weight-complex="normal"/>
    </style:style>
    <style:style style:name="P19" style:family="paragraph" style:parent-style-name="Standard">
      <style:text-properties style:font-name="verdana" fo:font-size="12pt" fo:font-weight="normal" officeooo:rsid="0015e3e8" officeooo:paragraph-rsid="0015e3e8" style:font-size-asian="12pt" style:font-weight-asian="normal" style:font-size-complex="12pt" style:font-weight-complex="normal"/>
    </style:style>
    <style:style style:name="P20" style:family="paragraph" style:parent-style-name="Standard">
      <style:text-properties style:font-name="verdana" fo:font-size="12pt" fo:font-weight="normal" officeooo:rsid="00197bb0" officeooo:paragraph-rsid="00197bb0" style:font-size-asian="12pt" style:font-weight-asian="normal" style:font-size-complex="12pt" style:font-weight-complex="normal"/>
    </style:style>
    <style:style style:name="P21" style:family="paragraph" style:parent-style-name="Standard">
      <style:text-properties style:font-name="verdana" fo:font-size="12pt" fo:font-weight="normal" officeooo:rsid="008a5790" officeooo:paragraph-rsid="008a5790" style:font-size-asian="12pt" style:font-weight-asian="normal" style:font-size-complex="12pt" style:font-weight-complex="normal"/>
    </style:style>
    <style:style style:name="P22" style:family="paragraph" style:parent-style-name="Standard">
      <style:text-properties fo:font-variant="normal" fo:text-transform="none" fo:color="#000000" style:font-name="verdana" fo:font-size="12pt" fo:letter-spacing="normal" fo:font-style="normal" fo:font-weight="bold" officeooo:rsid="00143834" officeooo:paragraph-rsid="0015e3e8" style:font-size-asian="12pt" style:font-weight-asian="bold" style:font-size-complex="12pt" style:font-weight-complex="bold"/>
    </style:style>
    <style:style style:name="P23" style:family="paragraph" style:parent-style-name="Standard">
      <style:text-properties fo:font-variant="normal" fo:text-transform="none" fo:color="#000000" style:font-name="verdana" fo:font-size="12pt" fo:letter-spacing="normal" fo:font-style="normal" fo:font-weight="bold" officeooo:rsid="00197bb0" officeooo:paragraph-rsid="00197bb0" style:font-size-asian="12pt" style:font-weight-asian="bold" style:font-size-complex="12pt" style:font-weight-complex="bold"/>
    </style:style>
    <style:style style:name="P24" style:family="paragraph" style:parent-style-name="Standard">
      <style:text-properties fo:font-variant="normal" fo:text-transform="none" fo:color="#000000" style:font-name="verdana" fo:font-size="12pt" fo:letter-spacing="normal" fo:font-style="normal" fo:font-weight="bold" officeooo:rsid="001a681b" officeooo:paragraph-rsid="001a681b" style:font-size-asian="12pt" style:font-weight-asian="bold" style:font-size-complex="12pt" style:font-weight-complex="bold"/>
    </style:style>
    <style:style style:name="P25" style:family="paragraph" style:parent-style-name="Standard">
      <style:text-properties fo:font-variant="normal" fo:text-transform="none" fo:color="#000000" style:font-name="verdana" fo:font-size="12pt" fo:letter-spacing="normal" fo:font-style="normal" fo:font-weight="bold" officeooo:rsid="001c2386" officeooo:paragraph-rsid="001c2386" style:font-size-asian="12pt" style:font-weight-asian="bold" style:font-size-complex="12pt" style:font-weight-complex="bold"/>
    </style:style>
    <style:style style:name="P26" style:family="paragraph" style:parent-style-name="Standard">
      <style:text-properties fo:font-variant="normal" fo:text-transform="none" fo:color="#000000" style:font-name="verdana" fo:font-size="12pt" fo:letter-spacing="normal" fo:font-style="normal" fo:font-weight="bold" officeooo:rsid="001d0554" officeooo:paragraph-rsid="001d0554" style:font-size-asian="12pt" style:font-weight-asian="bold" style:font-size-complex="12pt" style:font-weight-complex="bold"/>
    </style:style>
    <style:style style:name="P27" style:family="paragraph" style:parent-style-name="Standard">
      <style:text-properties fo:font-variant="normal" fo:text-transform="none" fo:color="#000000" style:font-name="verdana" fo:font-size="12pt" fo:letter-spacing="normal" fo:font-style="normal" fo:font-weight="bold" officeooo:rsid="001dd654" officeooo:paragraph-rsid="001dd654" style:font-size-asian="12pt" style:font-weight-asian="bold" style:font-size-complex="12pt" style:font-weight-complex="bold"/>
    </style:style>
    <style:style style:name="P28" style:family="paragraph" style:parent-style-name="Standard">
      <style:text-properties fo:font-variant="normal" fo:text-transform="none" fo:color="#000000" style:font-name="verdana" fo:font-size="12pt" fo:letter-spacing="normal" fo:font-style="normal" fo:font-weight="bold" officeooo:rsid="001dd654" officeooo:paragraph-rsid="00497b26" style:font-size-asian="12pt" style:font-weight-asian="bold" style:font-size-complex="12pt" style:font-weight-complex="bold"/>
    </style:style>
    <style:style style:name="P29" style:family="paragraph" style:parent-style-name="Standard">
      <style:text-properties fo:font-variant="normal" fo:text-transform="none" fo:color="#000000" style:font-name="verdana" fo:font-size="12pt" fo:letter-spacing="normal" fo:font-style="normal" fo:font-weight="bold" officeooo:rsid="001dd654" officeooo:paragraph-rsid="00276187" style:font-size-asian="12pt" style:font-weight-asian="bold" style:font-size-complex="12pt" style:font-weight-complex="bold"/>
    </style:style>
    <style:style style:name="P30" style:family="paragraph" style:parent-style-name="Standard">
      <style:text-properties fo:font-variant="normal" fo:text-transform="none" fo:color="#000000" style:font-name="verdana" fo:font-size="12pt" fo:letter-spacing="normal" fo:font-style="normal" fo:font-weight="bold" officeooo:rsid="001e2027" officeooo:paragraph-rsid="001e2027" style:font-size-asian="12pt" style:font-weight-asian="bold" style:font-size-complex="12pt" style:font-weight-complex="bold"/>
    </style:style>
    <style:style style:name="P31" style:family="paragraph" style:parent-style-name="Standard">
      <style:text-properties fo:font-variant="normal" fo:text-transform="none" fo:color="#000000" style:font-name="verdana" fo:font-size="12pt" fo:letter-spacing="normal" fo:font-style="normal" fo:font-weight="bold" officeooo:rsid="001e2027" officeooo:paragraph-rsid="001eb9f1" style:font-size-asian="12pt" style:font-weight-asian="bold" style:font-size-complex="12pt" style:font-weight-complex="bold"/>
    </style:style>
    <style:style style:name="P32" style:family="paragraph" style:parent-style-name="Standard">
      <style:text-properties fo:font-variant="normal" fo:text-transform="none" fo:color="#000000" style:font-name="verdana" fo:font-size="12pt" fo:letter-spacing="normal" fo:font-style="normal" fo:font-weight="bold" officeooo:rsid="001eb9f1" officeooo:paragraph-rsid="001eb9f1" style:font-size-asian="12pt" style:font-weight-asian="bold" style:font-size-complex="12pt" style:font-weight-complex="bold"/>
    </style:style>
    <style:style style:name="P33" style:family="paragraph" style:parent-style-name="Standard">
      <style:text-properties fo:font-variant="normal" fo:text-transform="none" fo:color="#000000" style:font-name="verdana" fo:font-size="12pt" fo:letter-spacing="normal" fo:font-style="normal" fo:font-weight="bold" officeooo:rsid="0022978a" officeooo:paragraph-rsid="0022978a" style:font-size-asian="12pt" style:font-weight-asian="bold" style:font-size-complex="12pt" style:font-weight-complex="bold"/>
    </style:style>
    <style:style style:name="P34" style:family="paragraph" style:parent-style-name="Standard">
      <style:text-properties fo:font-variant="normal" fo:text-transform="none" fo:color="#000000" style:font-name="verdana" fo:font-size="12pt" fo:letter-spacing="normal" fo:font-style="normal" fo:font-weight="bold" officeooo:rsid="00248a7c" officeooo:paragraph-rsid="00248a7c" style:font-size-asian="12pt" style:font-weight-asian="bold" style:font-size-complex="12pt" style:font-weight-complex="bold"/>
    </style:style>
    <style:style style:name="P35" style:family="paragraph" style:parent-style-name="Standard">
      <style:text-properties fo:font-variant="normal" fo:text-transform="none" fo:color="#000000" style:font-name="verdana" fo:font-size="12pt" fo:letter-spacing="normal" fo:font-style="normal" fo:font-weight="bold" officeooo:rsid="0028e151" officeooo:paragraph-rsid="0028e151" style:font-size-asian="12pt" style:font-weight-asian="bold" style:font-size-complex="12pt" style:font-weight-complex="bold"/>
    </style:style>
    <style:style style:name="P36" style:family="paragraph" style:parent-style-name="Standard">
      <style:text-properties fo:font-variant="normal" fo:text-transform="none" fo:color="#000000" style:font-name="verdana" fo:font-size="12pt" fo:letter-spacing="normal" fo:font-style="normal" fo:font-weight="bold" officeooo:rsid="002b8b54" officeooo:paragraph-rsid="002b8b54" style:font-size-asian="12pt" style:font-weight-asian="bold" style:font-size-complex="12pt" style:font-weight-complex="bold"/>
    </style:style>
    <style:style style:name="P37" style:family="paragraph" style:parent-style-name="Standard">
      <style:text-properties fo:font-variant="normal" fo:text-transform="none" fo:color="#000000" style:font-name="verdana" fo:font-size="12pt" fo:letter-spacing="normal" fo:font-style="normal" fo:font-weight="bold" officeooo:rsid="002c2504" officeooo:paragraph-rsid="002c2504" style:font-size-asian="12pt" style:font-weight-asian="bold" style:font-size-complex="12pt" style:font-weight-complex="bold"/>
    </style:style>
    <style:style style:name="P38" style:family="paragraph" style:parent-style-name="Standard">
      <style:text-properties fo:font-variant="normal" fo:text-transform="none" fo:color="#000000" style:font-name="verdana" fo:font-size="12pt" fo:letter-spacing="normal" fo:font-style="normal" fo:font-weight="bold" officeooo:rsid="002d3559" officeooo:paragraph-rsid="002d3559" style:font-size-asian="12pt" style:font-weight-asian="bold" style:font-size-complex="12pt" style:font-weight-complex="bold"/>
    </style:style>
    <style:style style:name="P39" style:family="paragraph" style:parent-style-name="Standard">
      <style:text-properties fo:font-variant="normal" fo:text-transform="none" fo:color="#000000" style:font-name="verdana" fo:font-size="12pt" fo:letter-spacing="normal" fo:font-style="normal" fo:font-weight="bold" officeooo:rsid="002ee809" officeooo:paragraph-rsid="002ee809" style:font-size-asian="12pt" style:font-weight-asian="bold" style:font-size-complex="12pt" style:font-weight-complex="bold"/>
    </style:style>
    <style:style style:name="P40" style:family="paragraph" style:parent-style-name="Standard">
      <style:text-properties fo:font-variant="normal" fo:text-transform="none" fo:color="#000000" style:font-name="verdana" fo:font-size="12pt" fo:letter-spacing="normal" fo:font-style="normal" fo:font-weight="bold" officeooo:rsid="00364369" officeooo:paragraph-rsid="00364369" style:font-size-asian="12pt" style:font-weight-asian="bold" style:font-size-complex="12pt" style:font-weight-complex="bold"/>
    </style:style>
    <style:style style:name="P41" style:family="paragraph" style:parent-style-name="Standard">
      <style:text-properties fo:font-variant="normal" fo:text-transform="none" fo:color="#000000" style:font-name="verdana" fo:font-size="12pt" fo:letter-spacing="normal" fo:font-style="normal" fo:font-weight="bold" officeooo:rsid="00364369" officeooo:paragraph-rsid="003d999e" style:font-size-asian="12pt" style:font-weight-asian="bold" style:font-size-complex="12pt" style:font-weight-complex="bold"/>
    </style:style>
    <style:style style:name="P42" style:family="paragraph" style:parent-style-name="Standard">
      <style:text-properties fo:font-variant="normal" fo:text-transform="none" fo:color="#000000" style:font-name="verdana" fo:font-size="12pt" fo:letter-spacing="normal" fo:font-style="normal" fo:font-weight="bold" officeooo:rsid="00381581" officeooo:paragraph-rsid="003d999e" style:font-size-asian="12pt" style:font-weight-asian="bold" style:font-size-complex="12pt" style:font-weight-complex="bold"/>
    </style:style>
    <style:style style:name="P43" style:family="paragraph" style:parent-style-name="Standard">
      <style:text-properties fo:font-variant="normal" fo:text-transform="none" fo:color="#000000" style:font-name="verdana" fo:font-size="12pt" fo:letter-spacing="normal" fo:font-style="normal" fo:font-weight="bold" officeooo:rsid="00381581" officeooo:paragraph-rsid="00381581" style:font-size-asian="12pt" style:font-weight-asian="bold" style:font-size-complex="12pt" style:font-weight-complex="bold"/>
    </style:style>
    <style:style style:name="P44" style:family="paragraph" style:parent-style-name="Standard">
      <style:text-properties fo:font-variant="normal" fo:text-transform="none" fo:color="#000000" style:font-name="verdana" fo:font-size="12pt" fo:letter-spacing="normal" fo:font-style="normal" fo:font-weight="bold" officeooo:rsid="0038da85" officeooo:paragraph-rsid="0038da85" style:font-size-asian="12pt" style:font-weight-asian="bold" style:font-size-complex="12pt" style:font-weight-complex="bold"/>
    </style:style>
    <style:style style:name="P45" style:family="paragraph" style:parent-style-name="Standard">
      <style:text-properties fo:font-variant="normal" fo:text-transform="none" fo:color="#000000" style:font-name="verdana" fo:font-size="12pt" fo:letter-spacing="normal" fo:font-style="normal" fo:font-weight="bold" officeooo:rsid="00577b99" officeooo:paragraph-rsid="00577b99" style:font-size-asian="12pt" style:font-weight-asian="bold" style:font-size-complex="12pt" style:font-weight-complex="bold"/>
    </style:style>
    <style:style style:name="P46" style:family="paragraph" style:parent-style-name="Standard">
      <style:text-properties fo:font-variant="normal" fo:text-transform="none" fo:color="#000000" style:font-name="verdana" fo:font-size="12pt" fo:letter-spacing="normal" fo:font-style="normal" fo:font-weight="normal" officeooo:rsid="001a4ad9" officeooo:paragraph-rsid="001a4ad9" style:font-size-asian="12pt" style:font-weight-asian="normal" style:font-size-complex="12pt" style:font-weight-complex="normal"/>
    </style:style>
    <style:style style:name="P47" style:family="paragraph" style:parent-style-name="Standard">
      <style:text-properties fo:font-variant="normal" fo:text-transform="none" fo:color="#000000" style:font-name="verdana" fo:font-size="12pt" fo:letter-spacing="normal" fo:font-style="normal" fo:font-weight="normal" officeooo:rsid="001a681b" officeooo:paragraph-rsid="001a681b" style:font-size-asian="12pt" style:font-weight-asian="normal" style:font-size-complex="12pt" style:font-weight-complex="normal"/>
    </style:style>
    <style:style style:name="P48" style:family="paragraph" style:parent-style-name="Standard">
      <style:text-properties fo:font-variant="normal" fo:text-transform="none" fo:color="#000000" style:font-name="verdana" fo:font-size="12pt" fo:letter-spacing="normal" fo:font-style="normal" fo:font-weight="normal" officeooo:rsid="001a681b" officeooo:paragraph-rsid="00276187" style:font-size-asian="12pt" style:font-weight-asian="normal" style:font-size-complex="12pt" style:font-weight-complex="normal"/>
    </style:style>
    <style:style style:name="P49" style:family="paragraph" style:parent-style-name="Standard">
      <style:text-properties fo:font-variant="normal" fo:text-transform="none" fo:color="#000000" style:font-name="verdana" fo:font-size="12pt" fo:letter-spacing="normal" fo:font-style="normal" fo:font-weight="normal" officeooo:rsid="001a681b" officeooo:paragraph-rsid="00754d89" style:font-size-asian="12pt" style:font-weight-asian="normal" style:font-size-complex="12pt" style:font-weight-complex="normal"/>
    </style:style>
    <style:style style:name="P50" style:family="paragraph" style:parent-style-name="Standard">
      <style:text-properties fo:font-variant="normal" fo:text-transform="none" fo:color="#000000" style:font-name="verdana" fo:font-size="12pt" fo:letter-spacing="normal" fo:font-style="normal" fo:font-weight="normal" officeooo:rsid="001c2386" officeooo:paragraph-rsid="001c2386" style:font-size-asian="12pt" style:font-weight-asian="normal" style:font-size-complex="12pt" style:font-weight-complex="normal"/>
    </style:style>
    <style:style style:name="P51" style:family="paragraph" style:parent-style-name="Standard">
      <style:text-properties fo:font-variant="normal" fo:text-transform="none" fo:color="#000000" style:font-name="verdana" fo:font-size="12pt" fo:letter-spacing="normal" fo:font-style="normal" fo:font-weight="normal" officeooo:rsid="001c2386" officeooo:paragraph-rsid="003eed80" style:font-size-asian="12pt" style:font-weight-asian="normal" style:font-size-complex="12pt" style:font-weight-complex="normal"/>
    </style:style>
    <style:style style:name="P52" style:family="paragraph" style:parent-style-name="Standard">
      <style:text-properties fo:font-variant="normal" fo:text-transform="none" fo:color="#000000" style:font-name="verdana" fo:font-size="12pt" fo:letter-spacing="normal" fo:font-style="normal" fo:font-weight="normal" officeooo:rsid="001c2386" officeooo:paragraph-rsid="00325632" style:font-size-asian="12pt" style:font-weight-asian="normal" style:font-size-complex="12pt" style:font-weight-complex="normal"/>
    </style:style>
    <style:style style:name="P53" style:family="paragraph" style:parent-style-name="Standard">
      <style:text-properties fo:font-variant="normal" fo:text-transform="none" fo:color="#000000" style:font-name="verdana" fo:font-size="12pt" fo:letter-spacing="normal" fo:font-style="normal" fo:font-weight="normal" officeooo:rsid="001c2386" officeooo:paragraph-rsid="001eb9f1" style:font-size-asian="12pt" style:font-weight-asian="normal" style:font-size-complex="12pt" style:font-weight-complex="normal"/>
    </style:style>
    <style:style style:name="P54" style:family="paragraph" style:parent-style-name="Standard">
      <style:text-properties fo:font-variant="normal" fo:text-transform="none" fo:color="#000000" style:font-name="verdana" fo:font-size="12pt" fo:letter-spacing="normal" fo:font-style="normal" fo:font-weight="normal" officeooo:rsid="001c2386" officeooo:paragraph-rsid="0093a14a" style:font-size-asian="12pt" style:font-weight-asian="normal" style:font-size-complex="12pt" style:font-weight-complex="normal"/>
    </style:style>
    <style:style style:name="P55" style:family="paragraph" style:parent-style-name="Standard">
      <style:text-properties fo:font-variant="normal" fo:text-transform="none" fo:color="#000000" style:font-name="verdana" fo:font-size="12pt" fo:letter-spacing="normal" fo:font-style="normal" fo:font-weight="normal" officeooo:rsid="001d0554" officeooo:paragraph-rsid="001d0554" style:font-size-asian="12pt" style:font-weight-asian="normal" style:font-size-complex="12pt" style:font-weight-complex="normal"/>
    </style:style>
    <style:style style:name="P56" style:family="paragraph" style:parent-style-name="Standard">
      <style:text-properties fo:font-variant="normal" fo:text-transform="none" fo:color="#000000" style:font-name="verdana" fo:font-size="12pt" fo:letter-spacing="normal" fo:font-style="normal" fo:font-weight="normal" officeooo:rsid="001d0554" officeooo:paragraph-rsid="00276187" style:font-size-asian="12pt" style:font-weight-asian="normal" style:font-size-complex="12pt" style:font-weight-complex="normal"/>
    </style:style>
    <style:style style:name="P57" style:family="paragraph" style:parent-style-name="Standard">
      <style:text-properties fo:font-variant="normal" fo:text-transform="none" fo:color="#000000" style:font-name="verdana" fo:font-size="12pt" fo:letter-spacing="normal" fo:font-style="normal" fo:font-weight="normal" officeooo:rsid="001dd654" officeooo:paragraph-rsid="00276187" style:font-size-asian="12pt" style:font-weight-asian="normal" style:font-size-complex="12pt" style:font-weight-complex="normal"/>
    </style:style>
    <style:style style:name="P58" style:family="paragraph" style:parent-style-name="Standard">
      <style:text-properties fo:font-variant="normal" fo:text-transform="none" fo:color="#000000" style:font-name="verdana" fo:font-size="12pt" fo:letter-spacing="normal" fo:font-style="normal" fo:font-weight="normal" officeooo:rsid="001dd654" officeooo:paragraph-rsid="001dd654" style:font-size-asian="12pt" style:font-weight-asian="normal" style:font-size-complex="12pt" style:font-weight-complex="normal"/>
    </style:style>
    <style:style style:name="P59" style:family="paragraph" style:parent-style-name="Standard">
      <style:text-properties fo:font-variant="normal" fo:text-transform="none" fo:color="#000000" style:font-name="verdana" fo:font-size="12pt" fo:letter-spacing="normal" fo:font-style="normal" fo:font-weight="normal" officeooo:rsid="001e2027" officeooo:paragraph-rsid="00276187" style:font-size-asian="12pt" style:font-weight-asian="normal" style:font-size-complex="12pt" style:font-weight-complex="normal"/>
    </style:style>
    <style:style style:name="P60" style:family="paragraph" style:parent-style-name="Standard">
      <style:text-properties fo:font-variant="normal" fo:text-transform="none" fo:color="#000000" style:font-name="verdana" fo:font-size="12pt" fo:letter-spacing="normal" fo:font-style="normal" fo:font-weight="normal" officeooo:rsid="001e2027" officeooo:paragraph-rsid="001e2027" style:font-size-asian="12pt" style:font-weight-asian="normal" style:font-size-complex="12pt" style:font-weight-complex="normal"/>
    </style:style>
    <style:style style:name="P61" style:family="paragraph" style:parent-style-name="Standard">
      <style:text-properties fo:font-variant="normal" fo:text-transform="none" fo:color="#000000" style:font-name="verdana" fo:font-size="12pt" fo:letter-spacing="normal" fo:font-style="normal" fo:font-weight="normal" officeooo:rsid="001e2027" officeooo:paragraph-rsid="00311f7e" style:font-size-asian="12pt" style:font-weight-asian="normal" style:font-size-complex="12pt" style:font-weight-complex="normal"/>
    </style:style>
    <style:style style:name="P62" style:family="paragraph" style:parent-style-name="Standard">
      <style:text-properties fo:font-variant="normal" fo:text-transform="none" fo:color="#000000" style:font-name="verdana" fo:font-size="12pt" fo:letter-spacing="normal" fo:font-style="normal" fo:font-weight="normal" officeooo:rsid="001eb9f1" officeooo:paragraph-rsid="001eb9f1" style:font-size-asian="12pt" style:font-weight-asian="normal" style:font-size-complex="12pt" style:font-weight-complex="normal"/>
    </style:style>
    <style:style style:name="P63" style:family="paragraph" style:parent-style-name="Standard">
      <style:text-properties fo:font-variant="normal" fo:text-transform="none" fo:color="#000000" style:font-name="verdana" fo:font-size="12pt" fo:letter-spacing="normal" fo:font-style="normal" fo:font-weight="normal" officeooo:rsid="001eb9f1" officeooo:paragraph-rsid="0022978a" style:font-size-asian="12pt" style:font-weight-asian="normal" style:font-size-complex="12pt" style:font-weight-complex="normal"/>
    </style:style>
    <style:style style:name="P64" style:family="paragraph" style:parent-style-name="Standard">
      <style:text-properties fo:font-variant="normal" fo:text-transform="none" fo:color="#000000" style:font-name="verdana" fo:font-size="12pt" fo:letter-spacing="normal" fo:font-style="normal" fo:font-weight="normal" officeooo:rsid="001eb9f1" officeooo:paragraph-rsid="007f0557" style:font-size-asian="12pt" style:font-weight-asian="normal" style:font-size-complex="12pt" style:font-weight-complex="normal"/>
    </style:style>
    <style:style style:name="P65" style:family="paragraph" style:parent-style-name="Standard">
      <style:text-properties fo:font-variant="normal" fo:text-transform="none" fo:color="#000000" style:font-name="verdana" fo:font-size="12pt" fo:letter-spacing="normal" fo:font-style="normal" fo:font-weight="normal" officeooo:rsid="001eb9f1" officeooo:paragraph-rsid="007f9026" style:font-size-asian="12pt" style:font-weight-asian="normal" style:font-size-complex="12pt" style:font-weight-complex="normal"/>
    </style:style>
    <style:style style:name="P66" style:family="paragraph" style:parent-style-name="Standard">
      <style:text-properties fo:font-variant="normal" fo:text-transform="none" fo:color="#000000" style:font-name="verdana" fo:font-size="12pt" fo:letter-spacing="normal" fo:font-style="normal" fo:font-weight="normal" officeooo:rsid="001eb9f1" officeooo:paragraph-rsid="00804aef" style:font-size-asian="12pt" style:font-weight-asian="normal" style:font-size-complex="12pt" style:font-weight-complex="normal"/>
    </style:style>
    <style:style style:name="P67" style:family="paragraph" style:parent-style-name="Standard">
      <style:text-properties fo:font-variant="normal" fo:text-transform="none" fo:color="#000000" style:font-name="verdana" fo:font-size="12pt" fo:letter-spacing="normal" fo:font-style="normal" fo:font-weight="normal" officeooo:rsid="0022978a" officeooo:paragraph-rsid="0022978a" style:font-size-asian="12pt" style:font-weight-asian="normal" style:font-size-complex="12pt" style:font-weight-complex="normal"/>
    </style:style>
    <style:style style:name="P68" style:family="paragraph" style:parent-style-name="Standard">
      <style:text-properties fo:font-variant="normal" fo:text-transform="none" fo:color="#000000" style:font-name="verdana" fo:font-size="12pt" fo:letter-spacing="normal" fo:font-style="normal" fo:font-weight="normal" officeooo:rsid="0022978a" officeooo:paragraph-rsid="003e7ffa" style:font-size-asian="12pt" style:font-weight-asian="normal" style:font-size-complex="12pt" style:font-weight-complex="normal"/>
    </style:style>
    <style:style style:name="P69" style:family="paragraph" style:parent-style-name="Standard">
      <style:text-properties fo:font-variant="normal" fo:text-transform="none" fo:color="#000000" style:font-name="verdana" fo:font-size="12pt" fo:letter-spacing="normal" fo:font-style="normal" fo:font-weight="normal" officeooo:rsid="0022978a" officeooo:paragraph-rsid="007e70bc" style:font-size-asian="12pt" style:font-weight-asian="normal" style:font-size-complex="12pt" style:font-weight-complex="normal"/>
    </style:style>
    <style:style style:name="P70" style:family="paragraph" style:parent-style-name="Standard">
      <style:text-properties fo:font-variant="normal" fo:text-transform="none" fo:color="#000000" style:font-name="verdana" fo:font-size="12pt" fo:letter-spacing="normal" fo:font-style="normal" fo:font-weight="normal" officeooo:rsid="00248a7c" officeooo:paragraph-rsid="00248a7c" style:font-size-asian="12pt" style:font-weight-asian="normal" style:font-size-complex="12pt" style:font-weight-complex="normal"/>
    </style:style>
    <style:style style:name="P71" style:family="paragraph" style:parent-style-name="Standard">
      <style:text-properties fo:font-variant="normal" fo:text-transform="none" fo:color="#000000" style:font-name="verdana" fo:font-size="12pt" fo:letter-spacing="normal" fo:font-style="normal" fo:font-weight="normal" officeooo:rsid="00248a7c" officeooo:paragraph-rsid="003e7ffa" style:font-size-asian="12pt" style:font-weight-asian="normal" style:font-size-complex="12pt" style:font-weight-complex="normal"/>
    </style:style>
    <style:style style:name="P72" style:family="paragraph" style:parent-style-name="Standard">
      <style:text-properties fo:font-variant="normal" fo:text-transform="none" fo:color="#000000" style:font-name="verdana" fo:font-size="12pt" fo:letter-spacing="normal" fo:font-style="normal" fo:font-weight="normal" officeooo:rsid="00248a7c" officeooo:paragraph-rsid="00264606" style:font-size-asian="12pt" style:font-weight-asian="normal" style:font-size-complex="12pt" style:font-weight-complex="normal"/>
    </style:style>
    <style:style style:name="P73" style:family="paragraph" style:parent-style-name="Standard">
      <style:text-properties fo:font-variant="normal" fo:text-transform="none" fo:color="#000000" style:font-name="verdana" fo:font-size="12pt" fo:letter-spacing="normal" fo:font-style="normal" fo:font-weight="normal" officeooo:rsid="00248a7c" officeooo:paragraph-rsid="003d999e" style:font-size-asian="12pt" style:font-weight-asian="normal" style:font-size-complex="12pt" style:font-weight-complex="normal"/>
    </style:style>
    <style:style style:name="P74" style:family="paragraph" style:parent-style-name="Standard">
      <style:text-properties fo:font-variant="normal" fo:text-transform="none" fo:color="#000000" style:font-name="verdana" fo:font-size="12pt" fo:letter-spacing="normal" fo:font-style="normal" fo:font-weight="normal" officeooo:rsid="00248a7c" officeooo:paragraph-rsid="008348e3" style:font-size-asian="12pt" style:font-weight-asian="normal" style:font-size-complex="12pt" style:font-weight-complex="normal"/>
    </style:style>
    <style:style style:name="P75" style:family="paragraph" style:parent-style-name="Standard">
      <style:text-properties fo:font-variant="normal" fo:text-transform="none" fo:color="#000000" style:font-name="verdana" fo:font-size="12pt" fo:letter-spacing="normal" fo:font-style="normal" fo:font-weight="normal" officeooo:rsid="00248a7c" officeooo:paragraph-rsid="008829e6" style:font-size-asian="12pt" style:font-weight-asian="normal" style:font-size-complex="12pt" style:font-weight-complex="normal"/>
    </style:style>
    <style:style style:name="P76" style:family="paragraph" style:parent-style-name="Standard">
      <style:text-properties fo:font-variant="normal" fo:text-transform="none" fo:color="#000000" style:font-name="verdana" fo:font-size="12pt" fo:letter-spacing="normal" fo:font-style="normal" fo:font-weight="normal" officeooo:rsid="002b8b54" officeooo:paragraph-rsid="002b8b54" style:font-size-asian="12pt" style:font-weight-asian="normal" style:font-size-complex="12pt" style:font-weight-complex="normal"/>
    </style:style>
    <style:style style:name="P77" style:family="paragraph" style:parent-style-name="Standard">
      <style:text-properties fo:font-variant="normal" fo:text-transform="none" fo:color="#000000" style:font-name="verdana" fo:font-size="12pt" fo:letter-spacing="normal" fo:font-style="normal" fo:font-weight="normal" officeooo:rsid="002d3559" officeooo:paragraph-rsid="002d3559" style:font-size-asian="12pt" style:font-weight-asian="normal" style:font-size-complex="12pt" style:font-weight-complex="normal"/>
    </style:style>
    <style:style style:name="P78" style:family="paragraph" style:parent-style-name="Standard">
      <style:text-properties fo:font-variant="normal" fo:text-transform="none" fo:color="#000000" style:font-name="verdana" fo:font-size="12pt" fo:letter-spacing="normal" fo:font-style="normal" fo:font-weight="normal" officeooo:rsid="002ee809" officeooo:paragraph-rsid="00544c73" style:font-size-asian="12pt" style:font-weight-asian="normal" style:font-size-complex="12pt" style:font-weight-complex="normal"/>
    </style:style>
    <style:style style:name="P79" style:family="paragraph" style:parent-style-name="Standard">
      <style:text-properties fo:font-variant="normal" fo:text-transform="none" fo:color="#000000" style:font-name="verdana" fo:font-size="12pt" fo:letter-spacing="normal" fo:font-style="normal" fo:font-weight="normal" officeooo:rsid="002ee809" officeooo:paragraph-rsid="002ee809" style:font-size-asian="12pt" style:font-weight-asian="normal" style:font-size-complex="12pt" style:font-weight-complex="normal"/>
    </style:style>
    <style:style style:name="P80" style:family="paragraph" style:parent-style-name="Standard">
      <style:text-properties fo:font-variant="normal" fo:text-transform="none" fo:color="#000000" style:font-name="verdana" fo:font-size="12pt" fo:letter-spacing="normal" fo:font-style="normal" fo:font-weight="normal" officeooo:rsid="002ee809" officeooo:paragraph-rsid="00364369" style:font-size-asian="12pt" style:font-weight-asian="normal" style:font-size-complex="12pt" style:font-weight-complex="normal"/>
    </style:style>
    <style:style style:name="P81" style:family="paragraph" style:parent-style-name="Standard">
      <style:text-properties fo:font-variant="normal" fo:text-transform="none" fo:color="#000000" style:font-name="verdana" fo:font-size="12pt" fo:letter-spacing="normal" fo:font-style="normal" fo:font-weight="normal" officeooo:rsid="002ee809" officeooo:paragraph-rsid="008829e6" style:font-size-asian="12pt" style:font-weight-asian="normal" style:font-size-complex="12pt" style:font-weight-complex="normal"/>
    </style:style>
    <style:style style:name="P82" style:family="paragraph" style:parent-style-name="Standard">
      <style:text-properties fo:font-variant="normal" fo:text-transform="none" fo:color="#000000" style:font-name="verdana" fo:font-size="12pt" fo:letter-spacing="normal" fo:font-style="normal" fo:font-weight="normal" officeooo:rsid="00364369" officeooo:paragraph-rsid="00364369" style:font-size-asian="12pt" style:font-weight-asian="normal" style:font-size-complex="12pt" style:font-weight-complex="normal"/>
    </style:style>
    <style:style style:name="P83" style:family="paragraph" style:parent-style-name="Standard">
      <style:text-properties fo:font-variant="normal" fo:text-transform="none" fo:color="#000000" style:font-name="verdana" fo:font-size="12pt" fo:letter-spacing="normal" fo:font-style="normal" fo:font-weight="normal" officeooo:rsid="000a5ad3" officeooo:paragraph-rsid="00364369" style:font-size-asian="12pt" style:font-weight-asian="normal" style:font-size-complex="12pt" style:font-weight-complex="normal"/>
    </style:style>
    <style:style style:name="P84" style:family="paragraph" style:parent-style-name="Standard">
      <style:text-properties fo:font-variant="normal" fo:text-transform="none" fo:color="#000000" style:font-name="verdana" fo:font-size="12pt" fo:letter-spacing="normal" fo:font-style="normal" fo:font-weight="normal" officeooo:rsid="00381581" officeooo:paragraph-rsid="00381581" style:font-size-asian="12pt" style:font-weight-asian="normal" style:font-size-complex="12pt" style:font-weight-complex="normal"/>
    </style:style>
    <style:style style:name="P85" style:family="paragraph" style:parent-style-name="Standard">
      <style:text-properties fo:font-variant="normal" fo:text-transform="none" fo:color="#000000" style:font-name="verdana" fo:font-size="12pt" fo:letter-spacing="normal" fo:font-style="normal" fo:font-weight="normal" officeooo:rsid="00577b99" officeooo:paragraph-rsid="00577b99" style:font-size-asian="12pt" style:font-weight-asian="normal" style:font-size-complex="12pt" style:font-weight-complex="normal"/>
    </style:style>
    <style:style style:name="P86" style:family="paragraph" style:parent-style-name="Standard">
      <style:text-properties fo:font-variant="normal" fo:text-transform="none" fo:color="#000000" style:font-name="verdans" fo:font-size="12pt" fo:letter-spacing="normal" fo:font-style="normal" fo:font-weight="normal" officeooo:rsid="000a48c6" officeooo:paragraph-rsid="003d999e" style:font-size-asian="12pt" style:font-weight-asian="normal" style:font-size-complex="12pt" style:font-weight-complex="normal"/>
    </style:style>
    <style:style style:name="P87" style:family="paragraph" style:parent-style-name="Standard">
      <style:text-properties style:font-name="verdans" fo:font-size="12pt" fo:font-weight="normal" officeooo:rsid="000a48c6" officeooo:paragraph-rsid="0047fa98" style:font-size-asian="12pt" style:font-weight-asian="normal" style:font-size-complex="12pt" style:font-weight-complex="normal"/>
    </style:style>
    <style:style style:name="P88" style:family="paragraph" style:parent-style-name="Standard">
      <style:text-properties style:font-name="verdana" fo:font-size="12pt" officeooo:rsid="008a5790" officeooo:paragraph-rsid="0090e97b" style:font-size-asian="12pt" style:font-size-complex="12pt"/>
    </style:style>
    <style:style style:name="P89" style:family="paragraph" style:parent-style-name="Standard">
      <style:text-properties fo:font-variant="normal" fo:text-transform="none" fo:color="#000000" style:font-name="verdana" fo:font-size="12pt" fo:letter-spacing="normal" fo:font-style="normal" fo:font-weight="normal" officeooo:rsid="001eb9f1" officeooo:paragraph-rsid="001eb9f1" style:font-size-asian="12pt" style:font-weight-asian="normal" style:font-size-complex="12pt" style:font-weight-complex="normal"/>
    </style:style>
    <style:style style:name="P90" style:family="paragraph" style:parent-style-name="Standard">
      <style:text-properties fo:font-variant="normal" fo:text-transform="none" fo:color="#000000" style:font-name="verdana" fo:font-size="12pt" fo:letter-spacing="normal" fo:font-style="normal" fo:font-weight="normal" officeooo:rsid="001dd654" officeooo:paragraph-rsid="001dd654" style:font-size-asian="12pt" style:font-weight-asian="normal" style:font-size-complex="12pt" style:font-weight-complex="normal"/>
    </style:style>
    <style:style style:name="T1" style:family="text">
      <style:text-properties officeooo:rsid="000b1a3d"/>
    </style:style>
    <style:style style:name="T2" style:family="text">
      <style:text-properties officeooo:rsid="000b34b1"/>
    </style:style>
    <style:style style:name="T3" style:family="text">
      <style:text-properties fo:font-weight="normal" style:font-weight-asian="normal" style:font-weight-complex="normal"/>
    </style:style>
    <style:style style:name="T4" style:family="text">
      <style:text-properties fo:font-weight="normal" officeooo:rsid="0038da85" style:font-weight-asian="normal" style:font-weight-complex="normal"/>
    </style:style>
    <style:style style:name="T5" style:family="text">
      <style:text-properties fo:font-weight="normal" officeooo:rsid="003a3c13" style:font-weight-asian="normal" style:font-weight-complex="normal"/>
    </style:style>
    <style:style style:name="T6" style:family="text">
      <style:text-properties fo:font-weight="normal" officeooo:rsid="005926a9" style:font-weight-asian="normal" style:font-weight-complex="normal"/>
    </style:style>
    <style:style style:name="T7" style:family="text">
      <style:text-properties fo:font-weight="normal" officeooo:rsid="00aa54d4" style:font-weight-asian="normal" style:font-weight-complex="normal"/>
    </style:style>
    <style:style style:name="T8" style:family="text">
      <style:text-properties officeooo:rsid="00143834"/>
    </style:style>
    <style:style style:name="T9" style:family="text">
      <style:text-properties officeooo:rsid="0015e3e8"/>
    </style:style>
    <style:style style:name="T10" style:family="text">
      <style:text-properties fo:font-weight="bold" style:font-weight-asian="bold" style:font-weight-complex="bold"/>
    </style:style>
    <style:style style:name="T11" style:family="text">
      <style:text-properties fo:font-variant="normal" fo:text-transform="none" fo:color="#000000" style:font-name="verdana" fo:letter-spacing="normal" fo:font-style="normal" officeooo:rsid="000a5ad3"/>
    </style:style>
    <style:style style:name="T12" style:family="text">
      <style:text-properties fo:font-variant="normal" fo:text-transform="none" fo:color="#000000" style:font-name="verdana" fo:letter-spacing="normal" fo:font-style="normal" officeooo:rsid="000be5f8"/>
    </style:style>
    <style:style style:name="T13" style:family="text">
      <style:text-properties officeooo:rsid="00264606"/>
    </style:style>
    <style:style style:name="T14" style:family="text">
      <style:text-properties officeooo:rsid="002b8b54"/>
    </style:style>
    <style:style style:name="T15" style:family="text">
      <style:text-properties officeooo:rsid="00364369"/>
    </style:style>
    <style:style style:name="T16" style:family="text">
      <style:text-properties officeooo:rsid="000a5ad3"/>
    </style:style>
    <style:style style:name="T17" style:family="text">
      <style:text-properties officeooo:rsid="00381581"/>
    </style:style>
    <style:style style:name="T18" style:family="text">
      <style:text-properties officeooo:rsid="003a3c13"/>
    </style:style>
    <style:style style:name="T19" style:family="text">
      <style:text-properties officeooo:rsid="003ab420"/>
    </style:style>
    <style:style style:name="T20" style:family="text">
      <style:text-properties officeooo:rsid="00405a97"/>
    </style:style>
    <style:style style:name="T21" style:family="text">
      <style:text-properties officeooo:rsid="00497b26"/>
    </style:style>
    <style:style style:name="T22" style:family="text">
      <style:text-properties officeooo:rsid="00681dc9"/>
    </style:style>
    <style:style style:name="T23" style:family="text">
      <style:text-properties officeooo:rsid="006b8419"/>
    </style:style>
    <style:style style:name="T24" style:family="text">
      <style:text-properties officeooo:rsid="006c4105"/>
    </style:style>
    <style:style style:name="T25" style:family="text">
      <style:text-properties officeooo:rsid="007b8086"/>
    </style:style>
    <style:style style:name="T26" style:family="text">
      <style:text-properties officeooo:rsid="009818b4"/>
    </style:style>
    <style:style style:name="T27" style:family="text">
      <style:text-properties officeooo:rsid="00aeb9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hat is text editor <text:s/>and an IDE ? How is it useful in development?</text:p>
      <text:p text:style-name="P9"/>
      <text:p text:style-name="P1">Text-editor:</text:p>
      <text:p text:style-name="P9">Basically a text-editor is text-editing program which enables users to <text:s/>create documents</text:p>
      <text:p text:style-name="P9"/>
      <text:p text:style-name="P9">Text-editors are designed to work with any kind of language or framework <text:span text:style-name="T1">and it is easy to navigate find and <text:s/>replace feature</text:span></text:p>
      <text:p text:style-name="P9"/>
      <text:p text:style-name="P88">Text editors are ideally fast and light weight for editing and manipulating a small number of text files at a time.</text:p>
      <text:p text:style-name="P10">We can customize text-editors by adding plugins mostly it is used to develop web applications.</text:p>
      <text:p text:style-name="P9"/>
      <text:p text:style-name="P1">IDE:</text:p>
      <text:p text:style-name="P1"/>
      <text:p text:style-name="P11">IDE is a software application <text:s/>that provides many facilities to developers </text:p>
      <text:p text:style-name="P11"/>
      <text:p text:style-name="P11">IDE manily consists of compiler interpreter while text-editor dont have all these in built</text:p>
      <text:p text:style-name="P11"/>
      <text:p text:style-name="P12">How is it useful in development?</text:p>
      <text:p text:style-name="P12"/>
      <text:p text:style-name="P12">Inspecting the code while programming(important)</text:p>
      <text:p text:style-name="P21">Easy to find errors</text:p>
      <text:p text:style-name="P21">Less efforts</text:p>
      <text:p text:style-name="P21">It is used to write code efficiently</text:p>
      <text:p text:style-name="P12"/>
      <text:p text:style-name="P2"><text:span text:style-name="T21">Q</text:span>.Can you develop an app without the help of an editor ? What are the pros/cons of it?</text:p>
      <text:p text:style-name="P2"/>
      <text:p text:style-name="P13">With the help of no code app development tools like <text:span text:style-name="T10">word press </text:span>and <text:span text:style-name="T10">Squaresspace</text:span> <text:s/>but there are some drawbacks and limitation using these kind of tools </text:p>
      <text:p text:style-name="P13">Using Terminal also we can create application <text:s/>by installing tools </text:p>
      <text:p text:style-name="P12"/>
      <text:p text:style-name="P14">Bubble:Bubble is a general -purpose visual framework for web applications</text:p>
      <text:p text:style-name="P14">It offers website to design by simply drag and drop <text:s/>elements we can customize our applications with user-friendly <text:s/>interface without code</text:p>
      <text:p text:style-name="P14"/>
      <text:p text:style-name="P14"><text:span text:style-name="T10">Pros</text:span>:Drag and drop <text:s/>app builder</text:p>
      <text:p text:style-name="P14"><text:tab/>No coding is required</text:p>
      <text:p text:style-name="P14"><text:tab/>It is extensible via javascript plugins</text:p>
      <text:p text:style-name="P14"><text:tab/>Third party integrations <text:span text:style-name="T22">and app hosting</text:span></text:p>
      <text:p text:style-name="P14"/>
      <text:p text:style-name="P14"><text:span text:style-name="T10">Cons</text:span>:User cannot get graphical user interface</text:p>
      <text:p text:style-name="P14"><text:tab/><text:span text:style-name="T22">Templates not offer customization</text:span></text:p>
      <text:p text:style-name="P14"><text:tab/><text:span text:style-name="T22">Not suitable for all types of application like gaming and visual gallaries</text:span></text:p>
      <text:p text:style-name="P14"><text:tab/></text:p>
      <text:p text:style-name="P2"><text:span text:style-name="T21">Q</text:span>.What are the varoius text editors softwares (IDEs) available? Are they dependent on OS? What are the other factors they depend on ?how would you choose an editor?</text:p>
      <text:p text:style-name="P3"><text:soft-page-break/></text:p>
      <text:p text:style-name="P3"><text:span text:style-name="T2">Available </text:span>Text-editor<text:span text:style-name="T2">s software IDES</text:span></text:p>
      <text:p text:style-name="P3"/>
      <text:p text:style-name="P15">Eclipse</text:p>
      <text:p text:style-name="P15"/>
      <text:p text:style-name="P15">RubyMine</text:p>
      <text:p text:style-name="P15"/>
      <text:p text:style-name="P15">Microsoft visual studio</text:p>
      <text:p text:style-name="P15"/>
      <text:p text:style-name="P15">Code blocks</text:p>
      <text:p text:style-name="P15"/>
      <text:p text:style-name="P15">Netbeans</text:p>
      <text:p text:style-name="P15"/>
      <text:p text:style-name="P15">Pycharm</text:p>
      <text:p text:style-name="P15"/>
      <text:p text:style-name="P4">Are they dependent on OS?</text:p>
      <text:p text:style-name="P4"/>
      <text:p text:style-name="P15">All IDE’s depends on operating system (OS). The other factors of IDE which depends on speed, flexibility, response</text:p>
      <text:p text:style-name="P4">Factors they depend on</text:p>
      <text:p text:style-name="P4"/>
      <text:p text:style-name="P16">1.It depends on operating system</text:p>
      <text:p text:style-name="P16">2.Programming features like syntax highlighting</text:p>
      <text:p text:style-name="P16">3.Unicode and character encoding</text:p>
      <text:p text:style-name="P16">4.Network protocols</text:p>
      <text:p text:style-name="P5">How would you choose an editor?</text:p>
      <text:p text:style-name="P5"/>
      <text:p text:style-name="P17">A text -editor should have capabilities like</text:p>
      <text:p text:style-name="P17"/>
      <text:p text:style-name="P5">1.Auto-insertion:</text:p>
      <text:p text:style-name="P17"/>
      <text:p text:style-name="P17">It means editor can provide auto insertion of opening and closing brackets</text:p>
      <text:p text:style-name="P17"/>
      <text:p text:style-name="P5">2.platform <text:s/>dependent?</text:p>
      <text:p text:style-name="P17"><text:s/></text:p>
      <text:p text:style-name="P17">check whether the editor <text:s/>supports <text:s/>your operating system <text:span text:style-name="T20">or not </text:span></text:p>
      <text:p text:style-name="P17"/>
      <text:p text:style-name="P5">4.Features:</text:p>
      <text:p text:style-name="P5"/>
      <text:p text:style-name="P17">choose the editor with needed features</text:p>
      <text:p text:style-name="P5"/>
      <text:p text:style-name="P5">3.Security </text:p>
      <text:p text:style-name="P17"/>
      <text:p text:style-name="P17">check <text:s/>while installing the editor have any security warning or not</text:p>
      <text:p text:style-name="P2"/>
      <text:p text:style-name="P5">Q.Sublime and Gedit are currently using in Nyros What would be your choice of editor and why?</text:p>
      <text:p text:style-name="P5"/>
      <text:p text:style-name="P17">Sublime text-sublime text is <text:s/>cross platform editor works on all os</text:p>
      <text:p text:style-name="P17"/>
      <text:p text:style-name="P5">Advantages:</text:p>
      <text:p text:style-name="P17"/>
      <text:p text:style-name="P17"><text:soft-page-break/>It is advanced editor than gedit <text:span text:style-name="T24">and fast</text:span> </text:p>
      <text:p text:style-name="P17"/>
      <text:p text:style-name="P17">Search functionality is available throughout the text-files <text:span text:style-name="T23">and light weight,cross-platform</text:span></text:p>
      <text:p text:style-name="P17"><text:tab/></text:p>
      <text:p text:style-name="P17">It uses very low amount of cpu and RAM</text:p>
      <text:p text:style-name="P17"/>
      <text:p text:style-name="P5">Advantages of gedit:</text:p>
      <text:p text:style-name="P17"><text:tab/></text:p>
      <text:p text:style-name="P17">It is a general text-editor <text:s/>like notepad</text:p>
      <text:p text:style-name="P17"/>
      <text:p text:style-name="P17">Spell checking </text:p>
      <text:p text:style-name="P17"/>
      <text:p text:style-name="P17">size is small when compared to sublime text</text:p>
      <text:p text:style-name="P18">It supports different types of <text:s/><text:span text:style-name="T9">document format</text:span></text:p>
      <text:p text:style-name="P18"/>
      <text:p text:style-name="P19">I will choose sublime text editor when compared to gedit <text:s/>it has many advantages like </text:p>
      <text:p text:style-name="P19">*It allows multiple selections</text:p>
      <text:p text:style-name="P19">*Renaming variable and manipulating files faster <text:s/>these features are not covered by <text:s/>gedit even it is paid <text:s/>version works fine <text:span text:style-name="T8"><text:s/></text:span></text:p>
      <text:p text:style-name="P19"/>
      <text:p text:style-name="P7"><text:span text:style-name="T25">C</text:span>ollaboration tools:</text:p>
      <text:p text:style-name="P6"/>
      <text:p text:style-name="P22"><text:span text:style-name="T21">Q.</text:span>What is meant by project collaboration?</text:p>
      <text:p text:style-name="P6"/>
      <text:p text:style-name="P20"><text:span text:style-name="T10">*</text:span> The main goal of project collaboration is to achieve a specific outcome majorly it involves</text:p>
      <text:p text:style-name="P20">scheduling taks and milestones and getting something done over a set peroid of time</text:p>
      <text:p text:style-name="P20"/>
      <text:p text:style-name="P20"><text:span text:style-name="T10">* </text:span>It is a method it involves teams and team leaders plan ,coordinate control and monitor the project which they are working on</text:p>
      <text:p text:style-name="P20"/>
      <text:p text:style-name="P20"><text:span text:style-name="T10">Communication</text:span> : Good communication is the foundation of everything</text:p>
      <text:p text:style-name="P20"/>
      <text:p text:style-name="P20"><text:span text:style-name="T10">Share</text:span> :This is what collaboration is all about breaking the virtual walls that haveseparated team members in past</text:p>
      <text:p text:style-name="P20"/>
      <text:p text:style-name="P20"/>
      <text:p text:style-name="P20"><text:span text:style-name="T10">Train</text:span> : Learning anything new one should go with guidance with proper direction</text:p>
      <text:p text:style-name="P20"/>
      <text:p text:style-name="P20"><text:span text:style-name="T10">Check</text:span> <text:s/>: Monitoring and have a regular meeting with team who are working on the project</text:p>
      <text:p text:style-name="P20"/>
      <text:p text:style-name="P8">Benifits</text:p>
      <text:p text:style-name="P20"/>
      <text:p text:style-name="P20">1.Increase productivity-By distributing tasks to team members who have time and skills to complete them</text:p>
      <text:p text:style-name="P20"/>
      <text:p text:style-name="P20"><text:soft-page-break/>2.Better problem-solving-Giving team members to work together to solve problems offers many</text:p>
      <text:p text:style-name="P20">results to a problem</text:p>
      <text:p text:style-name="P20"/>
      <text:p text:style-name="P20">3.Boosts communication</text:p>
      <text:p text:style-name="P20"/>
      <text:p text:style-name="P20">4.Lowers overhead- One of the bigger costs in any organization is renting a physical space which everyone can work team members dont need to be in same place</text:p>
      <text:p text:style-name="P20"/>
      <text:p text:style-name="P20"/>
      <text:p text:style-name="P23"><text:span text:style-name="T21">Q.</text:span>What is called a collaboration tool? Name various tools available &amp; popular.</text:p>
      <text:p text:style-name="P23"/>
      <text:p text:style-name="P46">It is a technology tool that <text:s/>can be used to achieve common goal</text:p>
      <text:p text:style-name="P46"/>
      <text:p text:style-name="P24">Available tools: <text:span text:style-name="T13">Manual tools</text:span></text:p>
      <text:p text:style-name="P47"/>
      <text:p text:style-name="P47"><text:span text:style-name="T10">Whiteboard in conference room</text:span> -people gathered together around and use to brainstroms and solve</text:p>
      <text:p text:style-name="P47">problems.</text:p>
      <text:p text:style-name="P49"><text:span text:style-name="T10">Conference call</text:span>- It is also a collboration tool during which multiple people get together over the phone to solve a problem in their project.</text:p>
      <text:p text:style-name="P47"/>
      <text:p text:style-name="P24">Online tools:</text:p>
      <text:p text:style-name="P47"/>
      <text:p text:style-name="P24">1.Basecamp</text:p>
      <text:p text:style-name="P48">It is the most popular online collaboration tools it includes documents and file storage you will always know exactly what is going on and right now we are three are using this <text:s/>Basecamp</text:p>
      <text:p text:style-name="P47"/>
      <text:p text:style-name="P24">2.Evernote Business</text:p>
      <text:p text:style-name="P48">It is also one of the popular collaboration tools it lets you quickly share any of your notebooks with other people</text:p>
      <text:p text:style-name="P47"/>
      <text:p text:style-name="P24">3.G Suite</text:p>
      <text:p text:style-name="P47">It is product of google and popular one</text:p>
      <text:p text:style-name="P47">4.Office 365</text:p>
      <text:p text:style-name="P47">It is a integrated collaboration tool which includes email,calender and address book</text:p>
      <text:p text:style-name="P47"/>
      <text:p text:style-name="P24"><text:span text:style-name="T21">Q</text:span>.What vital role do they play in project success?</text:p>
      <text:p text:style-name="P24"/>
      <text:p text:style-name="P48">Collaboration tools are very important to success a project and helps teams and project managers to manage communicate and collborate</text:p>
      <text:p text:style-name="P47">Here i listed some points which plays imporatnt role in project success</text:p>
      <text:p text:style-name="P24">1.Workstatus</text:p>
      <text:p text:style-name="P47">The ability to see work in all stages is good individual productivity by collaboration tools</text:p>
      <text:p text:style-name="P47"/>
      <text:p text:style-name="P24">2.Savingtime</text:p>
      <text:p text:style-name="P47">Timely communication is a sucess key</text:p>
      <text:p text:style-name="P47"><text:soft-page-break/></text:p>
      <text:p text:style-name="P24">3.Meetings</text:p>
      <text:p text:style-name="P48">By conducting regular meetings we can know the work-status main important things are files and documents are stored securely and only <text:s/>project members are only accessible to see the work</text:p>
      <text:p text:style-name="P25">What is a Git?</text:p>
      <text:p text:style-name="P25"/>
      <text:p text:style-name="P50">*Git is a tool and Github is ahosting service both are different</text:p>
      <text:p text:style-name="P50"/>
      <text:p text:style-name="P50">*Git is an open soure control system.</text:p>
      <text:p text:style-name="P50"/>
      <text:p text:style-name="P50">*It is a command line tool</text:p>
      <text:p text:style-name="P50"/>
      <text:p text:style-name="P54">*It includes a directory that continously changes as codes are added</text:p>
      <text:p text:style-name="P54"><text:s/>throughout the application/website</text:p>
      <text:p text:style-name="P54"/>
      <text:p text:style-name="P50">*It could manage anytype of file such as word documents</text:p>
      <text:p text:style-name="P50"/>
      <text:p text:style-name="P50">* Designed for speed</text:p>
      <text:p text:style-name="P50">*It is a tool that manage your source code history</text:p>
      <text:p text:style-name="P50"/>
      <text:p text:style-name="P50">*A developer can retrieve and change stored codes to maximize efficiency.</text:p>
      <text:p text:style-name="P50"/>
      <text:p text:style-name="P25">Initializing a repo</text:p>
      <text:p text:style-name="P50">Go to github.</text:p>
      <text:p text:style-name="P50">Log in to your account.</text:p>
      <text:p text:style-name="P51">Click the new repository button in the top right.you will have an option there to initialize the repository with README file,but i dont.Click the create repository button.</text:p>
      <text:p text:style-name="P51"/>
      <text:p text:style-name="P25">Adding a file to repository</text:p>
      <text:p text:style-name="P51">* Choose the file you would like to upload to github in the local directory that was created when you cloned the repository.</text:p>
      <text:p text:style-name="P50">* Open terminal</text:p>
      <text:p text:style-name="P50"/>
      <text:p text:style-name="P50">* Change the current working directory to repository.</text:p>
      <text:p text:style-name="P50"/>
      <text:p text:style-name="P50">* Stage the file for commit to your local repository.</text:p>
      <text:p text:style-name="P50"/>
      <text:p text:style-name="P50">* Commit the file that you have staged in local repository.</text:p>
      <text:p text:style-name="P50"/>
      <text:p text:style-name="P50">* Push the changes in your local repository to Github.</text:p>
      <text:p text:style-name="P50"/>
      <text:p text:style-name="P25"><text:span text:style-name="T21">Q</text:span>.What are best practices for collaboration on Github? - Explain forking, workflows,</text:p>
      <text:p text:style-name="P25"/>
      <text:p text:style-name="P50">Git Tags, Release Branches, and Github Releases.</text:p>
      <text:p text:style-name="P50">Best collaboration practices.</text:p>
      <text:p text:style-name="P50"><text:span text:style-name="T10">Create a branch-</text:span> Create a branch this is the main thing where you can try new ideas.</text:p>
      <text:p text:style-name="P50">Changes made on branch will not effect the main branch.So it is free to experiment</text:p>
      <text:p text:style-name="P52"><text:soft-page-break/><text:span text:style-name="T10">Add commits</text:span>- The changes you done should be in isolation with short clearly written commit messages.</text:p>
      <text:p text:style-name="P50"/>
      <text:p text:style-name="P50">Discuss and review your code:-Actively discuss the changes with collaborators.</text:p>
      <text:p text:style-name="P52">Open a pull request:When changes are good open a pull request so other collaborators can review and comment</text:p>
      <text:p text:style-name="P50"/>
      <text:p text:style-name="P50"><text:span text:style-name="T10">Deploy:</text:span>If everyone agrees your changes deploy your changes.</text:p>
      <text:p text:style-name="P50"/>
      <text:p text:style-name="P50"><text:span text:style-name="T10">Merge</text:span>:After deployment merge changes in to the branch.</text:p>
      <text:p text:style-name="P50"/>
      <text:p text:style-name="P50"><text:span text:style-name="T10">Forking-</text:span>Forking is a copy of repository that will allow freely experiment the</text:p>
      <text:p text:style-name="P50">changes without affecting the main project.</text:p>
      <text:p text:style-name="P50"/>
      <text:p text:style-name="P53"><text:span text:style-name="T10">Workflows</text:span>-When working with ateam on a Git managed project its important to make sure the team is all in agreement on how the flow changes will be applied.</text:p>
      <text:p text:style-name="P50"/>
      <text:p text:style-name="P53"><text:span text:style-name="T10">Git tags:</text:span> Tags are references to a specifi point in Git history.A tag is like a branch that does not change</text:p>
      <text:p text:style-name="P50"/>
      <text:p text:style-name="P50">To create a tag use this command git tag&lt;tagname&gt;</text:p>
      <text:p text:style-name="P53">Tags are generally used to capture a point in history .Git supports two types of tags annotated tags and lightweighttags</text:p>
      <text:p text:style-name="P50"/>
      <text:p text:style-name="P25">*How do you use Github Issues, Wikis, and Pages to collaborate and communicate?.</text:p>
      <text:p text:style-name="P25">How do we use github issues</text:p>
      <text:p text:style-name="P53">Many projects collect feedback from user through central bug tracker.Github tracker is called issues.</text:p>
      <text:p text:style-name="P25"/>
      <text:p text:style-name="P25">We can use issues to following</text:p>
      <text:p text:style-name="P53">Organizing tasks-Such as adding new features and auditing old ones when we merge a pull request we can close issue Issues can also be organized to others tagged with labels for quicker searching</text:p>
      <text:p text:style-name="P50"/>
      <text:p text:style-name="P25">Using Wikis</text:p>
      <text:p text:style-name="P53">Every Github repository is equipped with a section for hosting documentation called “Wiki” Github Wikis are a place in repositories where you can share content of your <text:s/>project such as how to use it ,how it is designed and manifestos.</text:p>
      <text:p text:style-name="P50">Wikis can edited on Github or we can use text editor and simply push your changes</text:p>
      <text:p text:style-name="P53"><text:span text:style-name="T10">Github pages</text:span> -Github pages is a static site hosting service and does not support server side code like php ,Ruby.</text:p>
      <text:p text:style-name="P50"/>
      <text:p text:style-name="P50">*You can create and publish Github pages sites using Jekyll Theme chooser</text:p>
      <text:p text:style-name="P50">*To access pages there is a limit pages should not be longer than 1GB</text:p>
      <text:p text:style-name="P50">*Source repositories have recommended limit of 1GB</text:p>
      <text:p text:style-name="P50"/>
      <text:p text:style-name="P25"><text:span text:style-name="T21">Q.</text:span>What is Command Line Github? Learn how to create, fork, clone and collaborate on repos without browsers.</text:p>
      <text:p text:style-name="P25"><text:soft-page-break/></text:p>
      <text:p text:style-name="P55">Command line is used for creating a new repository Git is responsible for everything GitHub-</text:p>
      <text:p text:style-name="P55">related that happens locally on computer .To use command line we should download and</text:p>
      <text:p text:style-name="P55"/>
      <text:p text:style-name="P26"><text:span text:style-name="T27">I</text:span>nstall git</text:p>
      <text:p text:style-name="P55">It is a graphical user interface which allows the user to</text:p>
      <text:p text:style-name="P55">1.Adding files to repo</text:p>
      <text:p text:style-name="P55">2.undoing previous actions</text:p>
      <text:p text:style-name="P55">3.Examine the changes on remote ,without pulling them .</text:p>
      <text:p text:style-name="P55">4.merging branch back to master.</text:p>
      <text:p text:style-name="P55"/>
      <text:p text:style-name="P56">Fork-We can use hub- the command line to perform fork of a repository using the command line</text:p>
      <text:p text:style-name="P55"/>
      <text:p text:style-name="P55">1.$ git clone &lt;github_repo&gt;</text:p>
      <text:p text:style-name="P55">2.$ cd &lt;github_repo&gt;</text:p>
      <text:p text:style-name="P55">3.$ git fork</text:p>
      <text:p text:style-name="P55"/>
      <text:p text:style-name="P26">What is Github Api?</text:p>
      <text:p text:style-name="P26"/>
      <text:p text:style-name="P26">Application programming interface</text:p>
      <text:p text:style-name="P56">It is an interface provided by Github for developers that want to develop applications using Github</text:p>
      <text:p text:style-name="P55">It is a set of services and methods <text:span text:style-name="T26">t</text:span>o work with the code</text:p>
      <text:p text:style-name="P55">Api provides the information about currently autenticated user</text:p>
      <text:p text:style-name="P55"/>
      <text:p text:style-name="P27">Basecamp</text:p>
      <text:p text:style-name="P57">Basecamp is a project management tool used by many web developers helping them to manage the projects and collaboration with clients Basecamp released its new <text:s/>version as basecamp 3</text:p>
      <text:p text:style-name="P58">Basecamp is <text:s/>my favourite options in it.</text:p>
      <text:p text:style-name="P58"/>
      <text:p text:style-name="P27">Filter by keyword:</text:p>
      <text:p text:style-name="P57">When we have a lot of files in a project it can be difficult to dig up the text document . Inside any project we can type the part of the name of thing that we are looking for <text:s/>Basecamp will show all the related items that matches the name we entered</text:p>
      <text:p text:style-name="P58"/>
      <text:p text:style-name="P27">For mobile and email work:</text:p>
      <text:p text:style-name="P58">We can add to our basecamp to-do-lists,discussions,files and documents by simply sending email to project email address.</text:p>
      <text:p text:style-name="P58"/>
      <text:p text:style-name="P27">Task management</text:p>
      <text:p text:style-name="P58">Tasks can be individually assigned to project members with due date.</text:p>
      <text:p text:style-name="P58"/>
      <text:p text:style-name="P27">For keeping up-to date on daily basis</text:p>
      <text:p text:style-name="P58">Even we are not logged in we can receive an email everyday that lists all the changes made in our project.</text:p>
      <text:p text:style-name="P27">For file management and documents</text:p>
      <text:p text:style-name="P58"><text:soft-page-break/>Files can be uploaded individually.Basecamp brings all our files and puts them together with the project.</text:p>
      <text:p text:style-name="P58"/>
      <text:p text:style-name="P58">To-dos:We can assign to-dos to multiple people including due date we can set a date range</text:p>
      <text:p text:style-name="P58"/>
      <text:p text:style-name="P27"><text:span text:style-name="T21">Q</text:span>.Name few other Project Management Apps available. Which do you like the most and why?</text:p>
      <text:p text:style-name="P58"/>
      <text:p text:style-name="P58">1.Ever note</text:p>
      <text:p text:style-name="P58">2Asana</text:p>
      <text:p text:style-name="P58">3.Wrike</text:p>
      <text:p text:style-name="P58">4.jira</text:p>
      <text:p text:style-name="P58">5.clarizen</text:p>
      <text:p text:style-name="P58">6.Trello</text:p>
      <text:p text:style-name="P58"/>
      <text:p text:style-name="P28">Which do you like the most and why?</text:p>
      <text:p text:style-name="P27">Asana</text:p>
      <text:p text:style-name="P58">1.Asana it is similar to basecamp</text:p>
      <text:p text:style-name="P58">2.We can conversations to tasks</text:p>
      <text:p text:style-name="P58">3.Task-management</text:p>
      <text:p text:style-name="P58">4.Real-time news feed</text:p>
      <text:p text:style-name="P58">5.Work load management</text:p>
      <text:p text:style-name="P58">6.Interactive time line</text:p>
      <text:p text:style-name="P58">7.It gives option to color-code projects</text:p>
      <text:p text:style-name="P58"/>
      <text:p text:style-name="P29">3.You use Skype for instant messaging, video calling and conferences with client. Login skype and find out how to do the above mentioned and transfer files.</text:p>
      <text:p text:style-name="P29"/>
      <text:p text:style-name="P58">1.Make sure that Skype is installed in our system and check whether it is up to date</text:p>
      <text:p text:style-name="P58">2.If you have an account login to skype if dont have create a new account</text:p>
      <text:p text:style-name="P57">Click the contact or conversation that you want to send .In the chat text box tap the icon that matches what you</text:p>
      <text:p text:style-name="P58"/>
      <text:p text:style-name="P58">3.Find the person you want to call click the contact you will see details</text:p>
      <text:p text:style-name="P58"/>
      <text:p text:style-name="P57">4.click the call button to make video call the screen changes colour and you will hear ringing untill the other person answers</text:p>
      <text:p text:style-name="P58"/>
      <text:p text:style-name="P58">5.At the end of call click end button</text:p>
      <text:p text:style-name="P58"/>
      <text:p text:style-name="P27"><text:span text:style-name="T19">Q.</text:span>What is a Software Development Life Cycle (SDLC)?.</text:p>
      <text:p text:style-name="P27"/>
      <text:p text:style-name="P59"><text:s/>*Software Development life cycle is a process used by the software industry to <text:s/>design develope and test.</text:p>
      <text:p text:style-name="P59"/>
      <text:p text:style-name="P60"><text:s/>*Its main aim is to produce quality software that meets customer expectations</text:p>
      <text:p text:style-name="P60"/>
      <text:p text:style-name="P60"><text:s/>*It is structured followed by a developed team within the software organization</text:p>
      <text:p text:style-name="P60"/>
      <text:p text:style-name="P60"><text:soft-page-break/><text:s/>*This process is associated with several models each including variety of tasks and activities.</text:p>
      <text:p text:style-name="P60"/>
      <text:p text:style-name="P30">Mainly it consists of six stages</text:p>
      <text:p text:style-name="P60">1.Planning</text:p>
      <text:p text:style-name="P60">2.Defining</text:p>
      <text:p text:style-name="P60">3.Designing</text:p>
      <text:p text:style-name="P60">4.Building</text:p>
      <text:p text:style-name="P60">5.Testing</text:p>
      <text:p text:style-name="P60">6.Deploying</text:p>
      <text:p text:style-name="P60"/>
      <text:p text:style-name="P30"><text:span text:style-name="T19">Q</text:span>.How is following SDLC going to help for a better outcome of a project?.</text:p>
      <text:p text:style-name="P30"/>
      <text:p text:style-name="P30">Requirements gathering</text:p>
      <text:p text:style-name="P61">This stage is important to the success of project .Iterative process with much comminication takes place between end users and project team.</text:p>
      <text:p text:style-name="P60"/>
      <text:p text:style-name="P30">Design:<text:span text:style-name="T3">Design requirements are prepared by lead development .Technical requirements will detail database tables to be added</text:span></text:p>
      <text:p text:style-name="P60"/>
      <text:p text:style-name="P30">Coding</text:p>
      <text:p text:style-name="P60">This stage is actual coding and unit testing of the process of development team.</text:p>
      <text:p text:style-name="P60">This is largest stage in software development life cycle.After each stage developer may demonstrate work.The finished product here is input to the testing phase.</text:p>
      <text:p text:style-name="P60"/>
      <text:p text:style-name="P31">Testing:<text:span text:style-name="T3">User acceptance testing is the last part of testing whether the product meet the requirements or not.All the coding and design works fine then only implmentation and deployment can start</text:span></text:p>
      <text:p text:style-name="P60"/>
      <text:p text:style-name="P30">Bug capturing tools</text:p>
      <text:p text:style-name="P60">Improvement and fixing of software product is important.Airbrake provides robust bug</text:p>
      <text:p text:style-name="P60">capturing in your application it notifies when bugs are there allows us to easily review them</text:p>
      <text:p text:style-name="P30"/>
      <text:p text:style-name="P32"><text:span text:style-name="T19">Q.</text:span>What is Requirement Change Request?.</text:p>
      <text:p text:style-name="P62">1.If the user found that they need to change the requirements at any point during development they make a change request</text:p>
      <text:p text:style-name="P62"/>
      <text:p text:style-name="P62">2.Those requests are logged in to change request management tool the development team review the request with users over the change negotiates how much time and money it will take until they reach an agreement</text:p>
      <text:p text:style-name="P62"/>
      <text:p text:style-name="P62">Change request involves a wide rage of actions including patching,software and hardware upgrades</text:p>
      <text:p text:style-name="P62">Change requests usually encounters from following.</text:p>
      <text:p text:style-name="P62"/>
      <text:p text:style-name="P62">1.Problem reports that identify bugs that must be fixed.</text:p>
      <text:p text:style-name="P62">2.System enchancement requests from users</text:p>
      <text:p text:style-name="P62"><text:soft-page-break/>3.Unclear understanding of the goals and objectives of the project</text:p>
      <text:p text:style-name="P62"/>
      <text:p text:style-name="P32"><text:span text:style-name="T19">Q.</text:span>What are the various project management methodologies available? Why is it important to follow a project execution model?.</text:p>
      <text:p text:style-name="P62"/>
      <text:p text:style-name="P32">Project management methodologies</text:p>
      <text:p text:style-name="P66">1.A project management methodology is set of guiding principles and process for managing a project.</text:p>
      <text:p text:style-name="P62"/>
      <text:p text:style-name="P62">2.Choosing project management methodologies is one of the first decision for project manager.</text:p>
      <text:p text:style-name="P62"/>
      <text:p text:style-name="P62">3.The primary challenge of it is to achieve all the project goals</text:p>
      <text:p text:style-name="P62">We have different project management methodologies available</text:p>
      <text:p text:style-name="P62"/>
      <text:p text:style-name="P32">1.Waterfall<text:span text:style-name="T3">-It is the oldest methodology This model is easy to understand We need clear idea about project demands before proceeding.</text:span></text:p>
      <text:p text:style-name="P62"/>
      <text:p text:style-name="P32">2.Agile</text:p>
      <text:p text:style-name="P62">It is also another methodology .Agile is the opposite of waterfall method this method is very fast and flexible approach</text:p>
      <text:p text:style-name="P62"/>
      <text:p text:style-name="P32">3.Hybrid</text:p>
      <text:p text:style-name="P64">It is a combination of Waterfall and Agile methodologies it combines them in a flexible structured approach</text:p>
      <text:p text:style-name="P62"/>
      <text:p text:style-name="P32">4.Scrum</text:p>
      <text:p text:style-name="P62">It is not a fully featured project management methodology.It follows all the principles of Agile methodology</text:p>
      <text:p text:style-name="P62"/>
      <text:p text:style-name="P32">5.Critical path method</text:p>
      <text:p text:style-name="P65">Critical path method is best suitable for projects with interdependent parts .Like if we require tasks to be completed simultaneously you can use this <text:s text:c="2"/>methodology .It is less suited for dynamic area like creative project management.</text:p>
      <text:p text:style-name="P62"><text:s/></text:p>
      <text:p text:style-name="P32">6.Critical chain project management</text:p>
      <text:p text:style-name="P62">It is newest methodology of all the above .It was developed as alternative to critical path method,it is one of the most efficient project management methodology with well aligned</text:p>
      <text:p text:style-name="P62"/>
      <text:p text:style-name="P32">7.Integrated project management</text:p>
      <text:p text:style-name="P62">By integrating process it gives better insight into the project and access the right resources.This method is appropriate for creative agencies.</text:p>
      <text:p text:style-name="P62"/>
      <text:p text:style-name="P32">8.PriSM</text:p>
      <text:p text:style-name="P62">It is used for large projects where reducing energy consumption,managing waste and minimizing environmental impacts </text:p>
      <text:p text:style-name="P62"/>
      <text:p text:style-name="P32">Importance<text:span text:style-name="T3"> Selecting proper project management is important because it defines how project will <text:s/>work and how we work on project</text:span></text:p>
      <text:p text:style-name="P63"><text:soft-page-break/>Selecting proper management methodologies will give structure and ease of use towards the project</text:p>
      <text:p text:style-name="P62"/>
      <text:p text:style-name="P62">Management methodologies will give project development robustly</text:p>
      <text:p text:style-name="P63">Project management methodologies will provide tasks simultaneously and what tasks should be completed before others can task</text:p>
      <text:p text:style-name="P62"/>
      <text:p text:style-name="P63">selecting good project management methodology will quality of delivery by increasing visibility of work in progress</text:p>
      <text:p text:style-name="P63"/>
      <text:p text:style-name="P33"><text:span text:style-name="T19">Q</text:span>.We follow Agile Software Development (ASD) practices here in Nyros. Learn and list down the key phrases &amp; terms used in this procedure.</text:p>
      <text:p text:style-name="P33"/>
      <text:p text:style-name="P67">1.Agile is the opposite of waterfall method this method is very fast and flexible approach</text:p>
      <text:p text:style-name="P67"/>
      <text:p text:style-name="P67">2.This is particularly well suited for creative projects</text:p>
      <text:p text:style-name="P67"/>
      <text:p text:style-name="P69">3.Agile methodoloy provides feeback fromstackholders and make changes accordingly this results reducing the risk of project failure</text:p>
      <text:p text:style-name="P67"/>
      <text:p text:style-name="P67"/>
      <text:p text:style-name="P67">4.It helps the project to accommodate quick changes</text:p>
      <text:p text:style-name="P67"/>
      <text:p text:style-name="P67">5.Testing is integrated throughout the project life cycle</text:p>
      <text:p text:style-name="P67"/>
      <text:p text:style-name="P67">6.It completes each feature befor moving to next stage</text:p>
      <text:p text:style-name="P67"/>
      <text:p text:style-name="P67">7.Provides flexibility in development small changes can be made easily</text:p>
      <text:p text:style-name="P67"/>
      <text:p text:style-name="P67">8.It attains customer satisfaction through continous delivery of software.</text:p>
      <text:p text:style-name="P67"/>
      <text:p text:style-name="P68">9.Agile methodoly having more features when compared to waterfall appraoch like waterfall method requires lot of documentation and it is less flexible than Agile method.</text:p>
      <text:p text:style-name="P67"/>
      <text:p text:style-name="P67">10.Reduce costs as well as reduce waste of resources</text:p>
      <text:p text:style-name="P67"/>
      <text:p text:style-name="P34">Key phrases</text:p>
      <text:p text:style-name="P34"/>
      <text:p text:style-name="P34">1.Project planning</text:p>
      <text:p text:style-name="P74">Project planning is the main thing states how to complete a project within a certain time.</text:p>
      <text:p text:style-name="P70"/>
      <text:p text:style-name="P34">2.Agile software Development methodology</text:p>
      <text:p text:style-name="P71">It is main focus on keeping code simple,responsiveness to change and the reduction of waste through development cycle an important agile feature is to deliver releasable software after every iteration</text:p>
      <text:p text:style-name="P70"/>
      <text:p text:style-name="P34">3.Backlog</text:p>
      <text:p text:style-name="P70">It collects all the tasks that the team needs to work in future</text:p>
      <text:p text:style-name="P70"><text:soft-page-break/>Backlog can be classified as product backlog and sprint backlog</text:p>
      <text:p text:style-name="P70">Product backlog are tasks that should be done for the entire product</text:p>
      <text:p text:style-name="P70">sprint backlogs are tasks that should be completed in current sprint.</text:p>
      <text:p text:style-name="P70"/>
      <text:p text:style-name="P34">4.Iteration</text:p>
      <text:p text:style-name="P70">A peroid when the team produces the next increment of software is called an</text:p>
      <text:p text:style-name="P72">iteration.The tasks to be done in the iteration are defined at the begining of iteration by the product owner.</text:p>
      <text:p text:style-name="P72"/>
      <text:p text:style-name="P34">5.Breaking the build</text:p>
      <text:p text:style-name="P75">When a developer add change to the source code .Failure of that change resultsfailure of build process as it slow down the development.when the build is <text:s/>broken the development team should take action to fix it properly.</text:p>
      <text:p text:style-name="P71"/>
      <text:p text:style-name="P70"/>
      <text:p text:style-name="P34">6.Kanban</text:p>
      <text:p text:style-name="P70">It lets to write everything going in the project on a board.Writing everything at</text:p>
      <text:p text:style-name="P70">oneplace we can know the what tasks going on the project</text:p>
      <text:p text:style-name="P70"/>
      <text:p text:style-name="P34">7.Scrum</text:p>
      <text:p text:style-name="P70">Scrum is a agile software development model based on multiple small teams working in a interdependent manner</text:p>
      <text:p text:style-name="P70"/>
      <text:p text:style-name="P34">8.Refactoring</text:p>
      <text:p text:style-name="P71">Changing the present software code to improve overall design it improves the internal structure without affecting behaviour of software.</text:p>
      <text:p text:style-name="P70"/>
      <text:p text:style-name="P34">9.Burndown chart</text:p>
      <text:p text:style-name="P73">A burndown chart gives visual representation of amount of work that still needs to be completed</text:p>
      <text:p text:style-name="P70"/>
      <text:p text:style-name="P34">10.Pair programming</text:p>
      <text:p text:style-name="P70">It is one of the agile technique in which two programmers can work together</text:p>
      <text:p text:style-name="P70">One is responsible for code and the other reviews each line of code as it is typed.</text:p>
      <text:p text:style-name="P70"/>
      <text:p text:style-name="P35"><text:span text:style-name="T14">Q.</text:span>How do you think Agile methodology helps in delivering a successful <text:s text:c="6"/>outcome of a project?</text:p>
      <text:p text:style-name="P35"/>
      <text:p text:style-name="P76">Agile methodolgy helps successful outcome of project because mainly the division of whole task into multiple smaller tasks and attach them with the short incremental phases of work known as sprint</text:p>
      <text:p text:style-name="P36"/>
      <text:p text:style-name="P76">1.Early delivery of product</text:p>
      <text:p text:style-name="P76">2.Frequent reassessmet and planning</text:p>
      <text:p text:style-name="P76">3.continous improvement</text:p>
      <text:p text:style-name="P76">4.Flexible response to change</text:p>
      <text:p text:style-name="P76"/>
      <text:p text:style-name="P37">Q.What role do you like to play in executing a project in Agile?. Why?.</text:p>
      <text:p text:style-name="P37">The common agile roles are</text:p>
      <text:p text:style-name="P37">1.project manager</text:p>
      <text:p text:style-name="P37">2.Team lead</text:p>
      <text:p text:style-name="P37"><text:soft-page-break/>3.Team member.</text:p>
      <text:p text:style-name="P37">4.Stakeholder</text:p>
      <text:p text:style-name="P37"/>
      <text:p text:style-name="P77">I like to work as a team member <text:s/>this role is referred as developer <text:s/>and is responsible for <text:s/>secure and developing application </text:p>
      <text:p text:style-name="P77"/>
      <text:p text:style-name="P77">Responsibilities: should Implement changes given by team and programming,testing ,should perform tasks successfully </text:p>
      <text:p text:style-name="P77"/>
      <text:p text:style-name="P77">so i like role as team member working everyday i will came across <text:s/>many new things in coding <text:s/>so i can improve <text:s/>our programming skills everyday</text:p>
      <text:p text:style-name="P77"/>
      <text:p text:style-name="P38">Q.What key feature do you like in Agile methodology which is not available in other project execution models?. Why?</text:p>
      <text:p text:style-name="P38"/>
      <text:p text:style-name="P39">1.Flexibility</text:p>
      <text:p text:style-name="P81">Agile methodology gives freedom to experiment and make incremental changes Agilemethodology allows teams to take up incremental changes easily through <text:s/>iterations</text:p>
      <text:p text:style-name="P79"/>
      <text:p text:style-name="P39">2.Lower risk</text:p>
      <text:p text:style-name="P78">With Agile methodology we get regular feedback from stakeholders and make changes accordingly to their requirements.This reduces risk of project failure because <text:s/>stakeholders are involved at every step</text:p>
      <text:p text:style-name="P79"/>
      <text:p text:style-name="P39">3.Easy to manage</text:p>
      <text:p text:style-name="P79">Divides the whole task in to multiple smaller tasks with incremental phases and daily stand up meetings .This makes it is easy to manage large and complex projects</text:p>
      <text:p text:style-name="P79"/>
      <text:p text:style-name="P39">4.Continous testing</text:p>
      <text:p text:style-name="P79"/>
      <text:p text:style-name="P79">Testing is integrated throughout the lifecycle.It helps to maintain the project without defects,bugs by continously testing</text:p>
      <text:p text:style-name="P79"/>
      <text:p text:style-name="P39">5.Iterative development</text:p>
      <text:p text:style-name="P80">The tested features at each iteration provides feedback that enables the team to keep the project in proper way.</text:p>
      <text:p text:style-name="P79"/>
      <text:p text:style-name="P82"><text:span text:style-name="T10">1</text:span>.<text:span text:style-name="T10">Requirement understanding:</text:span></text:p>
      <text:p text:style-name="P82"/>
      <text:p text:style-name="P82">In this step <text:s/>the goal is to determine <text:s/>the project goal feasibility ,study amongst <text:s/>the client and development services <text:span text:style-name="T17">clear understanding of <text:s/>details <text:s/>will made easy to next steps to develop the project </text:span></text:p>
      <text:p text:style-name="P40"/>
      <text:p text:style-name="P41">2.Wireframming: </text:p>
      <text:p text:style-name="P86">A wirefram is a layout of a webpage <text:s/>gives information <text:s/>about what interface elements <text:s text:c="2"/>will exists on pages .</text:p>
      <text:p text:style-name="P87">The m<text:span text:style-name="T15">a</text:span>i<text:span text:style-name="T15">n</text:span> use of <text:s/>Wireframing <text:s/>is to provide a visual understanding <text:s/>of a <text:s/>page Used for <text:s/>early development process <text:s/>to establish <text:s/>the basic structure of page <text:s/>visual design and content is a<text:span text:style-name="T16">dded .</text:span></text:p>
      <text:p text:style-name="P87"><text:soft-page-break/><text:span text:style-name="T11">Wireframe <text:s/>includes <text:s/>everything <text:s/>yo</text:span><text:span text:style-name="T12">u </text:span><text:span text:style-name="T11"><text:s/>may need to order to understand how the end product <text:s/>should look .</text:span></text:p>
      <text:p text:style-name="P83"/>
      <text:p text:style-name="P42">3.Design:</text:p>
      <text:p text:style-name="P42"><text:s/><text:span text:style-name="T3">During this stage the website takes shape all the visual content is created at this step the website layout is <text:s/>the result of designers work <text:s/>the primary function of <text:s/>the layout is to represent information structure visualize the content layout contains <text:s/>loogs and images this can give general understanding of the future product.</text:span></text:p>
      <text:p text:style-name="P84"/>
      <text:p text:style-name="P42">4.Testing:</text:p>
      <text:p text:style-name="P42"><text:s/><text:span text:style-name="T4">When the code is developed it is tested against the requirements <text:s/>to make sure to actually solving the needs <text:s/>during this stage all types of functional testing like unit testing <text:s/>acceptance testing <text:s/>are done well </text:span></text:p>
      <text:p text:style-name="P43"/>
      <text:p text:style-name="P44"><text:span text:style-name="T18">5</text:span>.Maintainence: <text:s/><text:span text:style-name="T5">This stage is <text:s/>a process where the car is taken for the developed product </text:span><text:span text:style-name="T18"><text:s/></text:span><text:span text:style-name="T3">Feedback system should be added to site that will detect problems with the end-users the important thing is <text:s/>keeping website is <text:s/>up to date <text:s/></text:span><text:span text:style-name="T5">when the actual problems comes up and needs to be solved from time to time <text:s/></text:span></text:p>
      <text:p text:style-name="P82"/>
      <text:p text:style-name="P45">6.Iterative: <text:span text:style-name="T3">Iterative development is a way of breaking down the software development of large application in to smaller chunks .With each iteration </text:span><text:span text:style-name="T6">additional features can be designed ,</text:span><text:span text:style-name="T7">tested </text:span><text:span text:style-name="T6">and added until a fully functional software <text:s/>application is ready to deploy</text:span></text:p>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verdana" svg:font-family="verdana, sans-serif" style:font-family-generic="swiss"/>
    <style:font-face style:name="verdans" svg:font-family="verd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1:56:10.445789805</meta:creation-date>
    <meta:generator>LibreOffice/5.1.6.2$Linux_X86_64 LibreOffice_project/10m0$Build-2</meta:generator>
    <dc:date>2018-11-06T09:30:31.653731327</dc:date>
    <meta:editing-duration>PT3H21M38S</meta:editing-duration>
    <meta:editing-cycles>65</meta:editing-cycles>
    <meta:document-statistic meta:table-count="0" meta:image-count="0" meta:object-count="0" meta:page-count="14" meta:paragraph-count="346" meta:word-count="3725" meta:character-count="23187" meta:non-whitespace-character-count="19684"/>
  </office:meta>
</office:document-meta>
</file>